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2">
      <style:table-cell-properties style:vertical-align="middle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vertical-align="middle" fo:background-color="#DCE6F1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vertical-align="middle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FFFFF"/>
      <style:text-properties fo:color="#FFFFF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/>
    </style:style>
    <style:style style:name="ce8" style:family="table-cell" style:parent-style-name="Default" style:data-style-name="N0">
      <style:table-cell-properties style:vertical-align="automatic" fo:background-color="#FFFFFF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1F497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vertical-align="middle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vertical-align="middle" fo:background-color="#DCE6F1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vertical-align="middle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67291666666667cm" style:use-optimal-column-width="true"/>
    </style:style>
    <style:style style:name="co2" style:family="table-column">
      <style:table-column-properties fo:break-before="auto" style:column-width="2.48708333333333cm" style:use-optimal-column-width="true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4.31270833333333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RAS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number-columns-spanned="9" table:number-rows-spanned="1" table:style-name="ce9">
            <text:p>RESULTADOS DAS PROFICIÊNCIAS MÉDIAS POR BRASIL - ANEB 2015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7">
            <text:p>*Células com valor 0 significam que não foi possível calcular a média para aquele estrato</text:p>
          </table:table-cell>
          <table:table-cell table:number-columns-repeated="3" table:style-name="ce8"/>
          <table:table-cell table:number-columns-repeated="5" table:style-name="ce6"/>
          <table:table-cell table:number-columns-repeated="16375"/>
        </table:table-row>
        <table:table-row table:style-name="ro2">
          <table:table-cell office:value-type="string" table:number-columns-spanned="1" table:number-rows-spanned="3" table:style-name="ce10">
            <text:p>REDE</text:p>
          </table:table-cell>
          <table:table-cell office:value-type="string" table:number-columns-spanned="1" table:number-rows-spanned="3" table:style-name="ce10">
            <text:p>LOCALIZAÇÃO</text:p>
          </table:table-cell>
          <table:table-cell office:value-type="string" table:number-columns-spanned="1" table:number-rows-spanned="3" table:style-name="ce10">
            <text:p>CAPITAL</text:p>
          </table:table-cell>
          <table:table-cell office:value-type="string" table:number-columns-spanned="2" table:number-rows-spanned="1" table:style-name="ce11">
            <text:p>MÉDIAS DE PROFICIÊNCIA</text:p>
          </table:table-cell>
          <table:covered-table-cell/>
          <table:table-cell office:value-type="string" table:number-columns-spanned="2" table:number-rows-spanned="1" table:style-name="ce12">
            <text:p>MÉDIAS DE PROFICIÊNCIA</text:p>
          </table:table-cell>
          <table:covered-table-cell/>
          <table:table-cell office:value-type="string" table:number-columns-spanned="2" table:number-rows-spanned="1" table:style-name="ce13">
            <text:p>MÉDIAS DE PROFICIÊNCIA</text:p>
          </table:table-cell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1">
            <text:p>ANOS INICIAIS - 5º ANO</text:p>
          </table:table-cell>
          <table:covered-table-cell/>
          <table:table-cell office:value-type="string" table:number-columns-spanned="2" table:number-rows-spanned="1" table:style-name="ce12">
            <text:p>ANOS FINAIS - 9º ANO</text:p>
          </table:table-cell>
          <table:covered-table-cell/>
          <table:table-cell office:value-type="string" table:number-columns-spanned="2" table:number-rows-spanned="1" table:style-name="ce13">
            <text:p>ENSINO MÉDIO</text:p>
          </table:table-cell>
          <table:covered-table-cell/>
          <table:table-cell table:number-columns-repeated="16375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LÍNGUA PORTUGUESA</text:p>
          </table:table-cell>
          <table:table-cell office:value-type="string" table:style-name="ce3">
            <text:p>MATEMÁTICA</text:p>
          </table:table-cell>
          <table:table-cell office:value-type="string" table:style-name="ce4">
            <text:p>LÍNGUA PORTUGUESA</text:p>
          </table:table-cell>
          <table:table-cell office:value-type="string" table:style-name="ce4">
            <text:p>MATEMÁTICA</text:p>
          </table:table-cell>
          <table:table-cell office:value-type="string" table:style-name="ce5">
            <text:p>LÍNGUA PORTUGUESA</text:p>
          </table:table-cell>
          <table:table-cell office:value-type="string" table:style-name="ce5">
            <text:p>MATEMÁTICA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5.06" table:style-name="ce2">
            <text:p>195,06</text:p>
          </table:table-cell>
          <table:table-cell office:value-type="float" office:value="205.45000000000002" table:style-name="ce2">
            <text:p>205,45</text:p>
          </table:table-cell>
          <table:table-cell office:value-type="float" office:value="238.53" table:style-name="ce2">
            <text:p>238,53</text:p>
          </table:table-cell>
          <table:table-cell office:value-type="float" office:value="239.75" table:style-name="ce2">
            <text:p>239,75</text:p>
          </table:table-cell>
          <table:table-cell office:value-type="float" office:value="242.29" table:style-name="ce2">
            <text:p>242,29</text:p>
          </table:table-cell>
          <table:table-cell office:value-type="float" office:value="246.78" table:style-name="ce2">
            <text:p>246,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8.29" table:style-name="ce2">
            <text:p>188,29</text:p>
          </table:table-cell>
          <table:table-cell office:value-type="float" office:value="202.75" table:style-name="ce2">
            <text:p>202,75</text:p>
          </table:table-cell>
          <table:table-cell office:value-type="float" office:value="234.87" table:style-name="ce2">
            <text:p>234,87</text:p>
          </table:table-cell>
          <table:table-cell office:value-type="float" office:value="240.81" table:style-name="ce2">
            <text:p>240,81</text:p>
          </table:table-cell>
          <table:table-cell office:value-type="float" office:value="245.13" table:style-name="ce2">
            <text:p>245,13</text:p>
          </table:table-cell>
          <table:table-cell office:value-type="float" office:value="250.67000000000002" table:style-name="ce2">
            <text:p>250,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Estadu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9.29" table:style-name="ce2">
            <text:p>189,29</text:p>
          </table:table-cell>
          <table:table-cell office:value-type="float" office:value="203.14000000000001" table:style-name="ce2">
            <text:p>203,14</text:p>
          </table:table-cell>
          <table:table-cell office:value-type="float" office:value="235.09" table:style-name="ce2">
            <text:p>235,09</text:p>
          </table:table-cell>
          <table:table-cell office:value-type="float" office:value="240.74" table:style-name="ce2">
            <text:p>240,74</text:p>
          </table:table-cell>
          <table:table-cell office:value-type="float" office:value="245.02" table:style-name="ce2">
            <text:p>245,02</text:p>
          </table:table-cell>
          <table:table-cell office:value-type="float" office:value="250.52" table:style-name="ce2">
            <text:p>250,5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9.82" table:style-name="ce2">
            <text:p>209,82</text:p>
          </table:table-cell>
          <table:table-cell office:value-type="float" office:value="221.12" table:style-name="ce2">
            <text:p>221,12</text:p>
          </table:table-cell>
          <table:table-cell office:value-type="float" office:value="244.73000000000002" table:style-name="ce2">
            <text:p>244,73</text:p>
          </table:table-cell>
          <table:table-cell office:value-type="float" office:value="246.69" table:style-name="ce2">
            <text:p>246,69</text:p>
          </table:table-cell>
          <table:table-cell office:value-type="float" office:value="264.45999999999998" table:style-name="ce2">
            <text:p>264,46</text:p>
          </table:table-cell>
          <table:table-cell office:value-type="float" office:value="259.67" table:style-name="ce2">
            <text:p>259,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10.3" table:style-name="ce2">
            <text:p>210,3</text:p>
          </table:table-cell>
          <table:table-cell office:value-type="float" office:value="222.97" table:style-name="ce2">
            <text:p>222,97</text:p>
          </table:table-cell>
          <table:table-cell office:value-type="float" office:value="247.66" table:style-name="ce2">
            <text:p>247,66</text:p>
          </table:table-cell>
          <table:table-cell office:value-type="float" office:value="251.61" table:style-name="ce2">
            <text:p>251,61</text:p>
          </table:table-cell>
          <table:table-cell office:value-type="float" office:value="258.75" table:style-name="ce2">
            <text:p>258,75</text:p>
          </table:table-cell>
          <table:table-cell office:value-type="float" office:value="259.2" table:style-name="ce2">
            <text:p>259,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Estadu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10.13" table:style-name="ce2">
            <text:p>210,13</text:p>
          </table:table-cell>
          <table:table-cell office:value-type="float" office:value="222.33" table:style-name="ce2">
            <text:p>222,33</text:p>
          </table:table-cell>
          <table:table-cell office:value-type="float" office:value="247.02" table:style-name="ce2">
            <text:p>247,02</text:p>
          </table:table-cell>
          <table:table-cell office:value-type="float" office:value="250.53" table:style-name="ce2">
            <text:p>250,53</text:p>
          </table:table-cell>
          <table:table-cell office:value-type="float" office:value="259.93" table:style-name="ce2">
            <text:p>259,93</text:p>
          </table:table-cell>
          <table:table-cell office:value-type="float" office:value="259.3" table:style-name="ce2">
            <text:p>259,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0.13" table:style-name="ce2">
            <text:p>210,13</text:p>
          </table:table-cell>
          <table:table-cell office:value-type="float" office:value="221.45000000000002" table:style-name="ce2">
            <text:p>221,45</text:p>
          </table:table-cell>
          <table:table-cell office:value-type="float" office:value="244.8" table:style-name="ce2">
            <text:p>244,8</text:p>
          </table:table-cell>
          <table:table-cell office:value-type="float" office:value="246.76000000000002" table:style-name="ce2">
            <text:p>246,76</text:p>
          </table:table-cell>
          <table:table-cell office:value-type="float" office:value="264.64" table:style-name="ce2">
            <text:p>264,64</text:p>
          </table:table-cell>
          <table:table-cell office:value-type="float" office:value="259.78000000000003" table:style-name="ce2">
            <text:p>259,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11.78" table:style-name="ce2">
            <text:p>211,78</text:p>
          </table:table-cell>
          <table:table-cell office:value-type="float" office:value="224.32" table:style-name="ce2">
            <text:p>224,32</text:p>
          </table:table-cell>
          <table:table-cell office:value-type="float" office:value="248.32" table:style-name="ce2">
            <text:p>248,32</text:p>
          </table:table-cell>
          <table:table-cell office:value-type="float" office:value="252.17000000000002" table:style-name="ce2">
            <text:p>252,17</text:p>
          </table:table-cell>
          <table:table-cell office:value-type="float" office:value="259.5" table:style-name="ce2">
            <text:p>259,5</text:p>
          </table:table-cell>
          <table:table-cell office:value-type="float" office:value="259.67" table:style-name="ce2">
            <text:p>259,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Estadu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1.19" table:style-name="ce2">
            <text:p>211,19</text:p>
          </table:table-cell>
          <table:table-cell office:value-type="float" office:value="223.3" table:style-name="ce2">
            <text:p>223,3</text:p>
          </table:table-cell>
          <table:table-cell office:value-type="float" office:value="247.52" table:style-name="ce2">
            <text:p>247,52</text:p>
          </table:table-cell>
          <table:table-cell office:value-type="float" office:value="250.94" table:style-name="ce2">
            <text:p>250,94</text:p>
          </table:table-cell>
          <table:table-cell office:value-type="float" office:value="260.60000000000002" table:style-name="ce2">
            <text:p>260,6</text:p>
          </table:table-cell>
          <table:table-cell office:value-type="float" office:value="259.69" table:style-name="ce2">
            <text:p>259,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28.81" table:style-name="ce2">
            <text:p>228,81</text:p>
          </table:table-cell>
          <table:table-cell office:value-type="float" office:value="216.25" table:style-name="ce2">
            <text:p>216,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2.11" table:style-name="ce2">
            <text:p>302,11</text:p>
          </table:table-cell>
          <table:table-cell office:value-type="float" office:value="301.77" table:style-name="ce2">
            <text:p>301,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Feder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28.81" table:style-name="ce2">
            <text:p>228,81</text:p>
          </table:table-cell>
          <table:table-cell office:value-type="float" office:value="216.25" table:style-name="ce2">
            <text:p>216,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02.11" table:style-name="ce2">
            <text:p>302,11</text:p>
          </table:table-cell>
          <table:table-cell office:value-type="float" office:value="301.77" table:style-name="ce2">
            <text:p>301,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43.89000000000001" table:style-name="ce2">
            <text:p>243,89</text:p>
          </table:table-cell>
          <table:table-cell office:value-type="float" office:value="258.07" table:style-name="ce2">
            <text:p>258,07</text:p>
          </table:table-cell>
          <table:table-cell office:value-type="float" office:value="302.68" table:style-name="ce2">
            <text:p>302,68</text:p>
          </table:table-cell>
          <table:table-cell office:value-type="float" office:value="324.93" table:style-name="ce2">
            <text:p>324,93</text:p>
          </table:table-cell>
          <table:table-cell office:value-type="float" office:value="334.43" table:style-name="ce2">
            <text:p>334,43</text:p>
          </table:table-cell>
          <table:table-cell office:value-type="float" office:value="352.47" table:style-name="ce2">
            <text:p>352,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44.44" table:style-name="ce2">
            <text:p>244,44</text:p>
          </table:table-cell>
          <table:table-cell office:value-type="float" office:value="256.81" table:style-name="ce2">
            <text:p>256,81</text:p>
          </table:table-cell>
          <table:table-cell office:value-type="float" office:value="303.66000000000003" table:style-name="ce2">
            <text:p>303,66</text:p>
          </table:table-cell>
          <table:table-cell office:value-type="float" office:value="319.78000000000003" table:style-name="ce2">
            <text:p>319,78</text:p>
          </table:table-cell>
          <table:table-cell office:value-type="float" office:value="327.34000000000003" table:style-name="ce2">
            <text:p>327,34</text:p>
          </table:table-cell>
          <table:table-cell office:value-type="float" office:value="344.87" table:style-name="ce2">
            <text:p>344,8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Feder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43.97" table:style-name="ce2">
            <text:p>243,97</text:p>
          </table:table-cell>
          <table:table-cell office:value-type="float" office:value="257.89" table:style-name="ce2">
            <text:p>257,89</text:p>
          </table:table-cell>
          <table:table-cell office:value-type="float" office:value="302.79000000000002" table:style-name="ce2">
            <text:p>302,79</text:p>
          </table:table-cell>
          <table:table-cell office:value-type="float" office:value="324.38" table:style-name="ce2">
            <text:p>324,38</text:p>
          </table:table-cell>
          <table:table-cell office:value-type="float" office:value="331.37" table:style-name="ce2">
            <text:p>331,37</text:p>
          </table:table-cell>
          <table:table-cell office:value-type="float" office:value="349.19" table:style-name="ce2">
            <text:p>349,1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43.89000000000001" table:style-name="ce2">
            <text:p>243,89</text:p>
          </table:table-cell>
          <table:table-cell office:value-type="float" office:value="258.07" table:style-name="ce2">
            <text:p>258,07</text:p>
          </table:table-cell>
          <table:table-cell office:value-type="float" office:value="302.68" table:style-name="ce2">
            <text:p>302,68</text:p>
          </table:table-cell>
          <table:table-cell office:value-type="float" office:value="324.93" table:style-name="ce2">
            <text:p>324,93</text:p>
          </table:table-cell>
          <table:table-cell office:value-type="float" office:value="334.43" table:style-name="ce2">
            <text:p>334,43</text:p>
          </table:table-cell>
          <table:table-cell office:value-type="float" office:value="352.47" table:style-name="ce2">
            <text:p>352,4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45.32" table:style-name="ce2">
            <text:p>245,32</text:p>
          </table:table-cell>
          <table:table-cell office:value-type="float" office:value="259.09000000000003" table:style-name="ce2">
            <text:p>259,09</text:p>
          </table:table-cell>
          <table:table-cell office:value-type="float" office:value="303.66000000000003" table:style-name="ce2">
            <text:p>303,66</text:p>
          </table:table-cell>
          <table:table-cell office:value-type="float" office:value="319.78000000000003" table:style-name="ce2">
            <text:p>319,78</text:p>
          </table:table-cell>
          <table:table-cell office:value-type="float" office:value="329.38" table:style-name="ce2">
            <text:p>329,38</text:p>
          </table:table-cell>
          <table:table-cell office:value-type="float" office:value="348.35" table:style-name="ce2">
            <text:p>348,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Feder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44.08" table:style-name="ce2">
            <text:p>244,08</text:p>
          </table:table-cell>
          <table:table-cell office:value-type="float" office:value="258.2" table:style-name="ce2">
            <text:p>258,2</text:p>
          </table:table-cell>
          <table:table-cell office:value-type="float" office:value="302.79000000000002" table:style-name="ce2">
            <text:p>302,79</text:p>
          </table:table-cell>
          <table:table-cell office:value-type="float" office:value="324.38" table:style-name="ce2">
            <text:p>324,38</text:p>
          </table:table-cell>
          <table:table-cell office:value-type="float" office:value="332.35" table:style-name="ce2">
            <text:p>332,35</text:p>
          </table:table-cell>
          <table:table-cell office:value-type="float" office:value="350.77" table:style-name="ce2">
            <text:p>350,7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6.73" table:style-name="ce2">
            <text:p>186,73</text:p>
          </table:table-cell>
          <table:table-cell office:value-type="float" office:value="198.52" table:style-name="ce2">
            <text:p>198,52</text:p>
          </table:table-cell>
          <table:table-cell office:value-type="float" office:value="241.63" table:style-name="ce2">
            <text:p>241,63</text:p>
          </table:table-cell>
          <table:table-cell office:value-type="float" office:value="243.98000000000002" table:style-name="ce2">
            <text:p>243,9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1.8" table:style-name="ce2">
            <text:p>181,8</text:p>
          </table:table-cell>
          <table:table-cell office:value-type="float" office:value="195.66" table:style-name="ce2">
            <text:p>195,66</text:p>
          </table:table-cell>
          <table:table-cell office:value-type="float" office:value="230.84" table:style-name="ce2">
            <text:p>230,84</text:p>
          </table:table-cell>
          <table:table-cell office:value-type="float" office:value="234.85" table:style-name="ce2">
            <text:p>234,85</text:p>
          </table:table-cell>
          <table:table-cell office:value-type="float" office:value="250.82" table:style-name="ce2">
            <text:p>250,82</text:p>
          </table:table-cell>
          <table:table-cell office:value-type="float" office:value="260.36" table:style-name="ce2">
            <text:p>260,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1.9" table:style-name="ce2">
            <text:p>181,9</text:p>
          </table:table-cell>
          <table:table-cell office:value-type="float" office:value="195.71" table:style-name="ce2">
            <text:p>195,71</text:p>
          </table:table-cell>
          <table:table-cell office:value-type="float" office:value="231.03" table:style-name="ce2">
            <text:p>231,03</text:p>
          </table:table-cell>
          <table:table-cell office:value-type="float" office:value="235.01" table:style-name="ce2">
            <text:p>235,01</text:p>
          </table:table-cell>
          <table:table-cell office:value-type="float" office:value="250.82" table:style-name="ce2">
            <text:p>250,82</text:p>
          </table:table-cell>
          <table:table-cell office:value-type="float" office:value="260.36" table:style-name="ce2">
            <text:p>260,3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5.83" table:style-name="ce2">
            <text:p>205,83</text:p>
          </table:table-cell>
          <table:table-cell office:value-type="float" office:value="215.84" table:style-name="ce2">
            <text:p>215,84</text:p>
          </table:table-cell>
          <table:table-cell office:value-type="float" office:value="249.93" table:style-name="ce2">
            <text:p>249,93</text:p>
          </table:table-cell>
          <table:table-cell office:value-type="float" office:value="252.33" table:style-name="ce2">
            <text:p>252,3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199.26" table:style-name="ce2">
            <text:p>199,26</text:p>
          </table:table-cell>
          <table:table-cell office:value-type="float" office:value="211.92000000000002" table:style-name="ce2">
            <text:p>211,92</text:p>
          </table:table-cell>
          <table:table-cell office:value-type="float" office:value="242.26" table:style-name="ce2">
            <text:p>242,26</text:p>
          </table:table-cell>
          <table:table-cell office:value-type="float" office:value="245.45000000000002" table:style-name="ce2">
            <text:p>245,45</text:p>
          </table:table-cell>
          <table:table-cell office:value-type="float" office:value="263.39999999999998" table:style-name="ce2">
            <text:p>263,4</text:p>
          </table:table-cell>
          <table:table-cell office:value-type="float" office:value="258.70999999999998" table:style-name="ce2">
            <text:p>258,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0.21" table:style-name="ce2">
            <text:p>200,21</text:p>
          </table:table-cell>
          <table:table-cell office:value-type="float" office:value="212.49" table:style-name="ce2">
            <text:p>212,49</text:p>
          </table:table-cell>
          <table:table-cell office:value-type="float" office:value="243.56" table:style-name="ce2">
            <text:p>243,56</text:p>
          </table:table-cell>
          <table:table-cell office:value-type="float" office:value="246.62" table:style-name="ce2">
            <text:p>246,62</text:p>
          </table:table-cell>
          <table:table-cell office:value-type="float" office:value="263.39999999999998" table:style-name="ce2">
            <text:p>263,4</text:p>
          </table:table-cell>
          <table:table-cell office:value-type="float" office:value="258.70999999999998" table:style-name="ce2">
            <text:p>258,7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6.24" table:style-name="ce2">
            <text:p>206,24</text:p>
          </table:table-cell>
          <table:table-cell office:value-type="float" office:value="216.21" table:style-name="ce2">
            <text:p>216,21</text:p>
          </table:table-cell>
          <table:table-cell office:value-type="float" office:value="250.11" table:style-name="ce2">
            <text:p>250,11</text:p>
          </table:table-cell>
          <table:table-cell office:value-type="float" office:value="252.51000000000002" table:style-name="ce2">
            <text:p>252,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3.1" table:style-name="ce2">
            <text:p>203,1</text:p>
          </table:table-cell>
          <table:table-cell office:value-type="float" office:value="215.5" table:style-name="ce2">
            <text:p>215,5</text:p>
          </table:table-cell>
          <table:table-cell office:value-type="float" office:value="245.82" table:style-name="ce2">
            <text:p>245,82</text:p>
          </table:table-cell>
          <table:table-cell office:value-type="float" office:value="248.76000000000002" table:style-name="ce2">
            <text:p>248,76</text:p>
          </table:table-cell>
          <table:table-cell office:value-type="float" office:value="263.85000000000002" table:style-name="ce2">
            <text:p>263,85</text:p>
          </table:table-cell>
          <table:table-cell office:value-type="float" office:value="258.64999999999998" table:style-name="ce2">
            <text:p>258,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3.63" table:style-name="ce2">
            <text:p>203,63</text:p>
          </table:table-cell>
          <table:table-cell office:value-type="float" office:value="215.62" table:style-name="ce2">
            <text:p>215,62</text:p>
          </table:table-cell>
          <table:table-cell office:value-type="float" office:value="246.71" table:style-name="ce2">
            <text:p>246,71</text:p>
          </table:table-cell>
          <table:table-cell office:value-type="float" office:value="249.54" table:style-name="ce2">
            <text:p>249,54</text:p>
          </table:table-cell>
          <table:table-cell office:value-type="float" office:value="263.85000000000002" table:style-name="ce2">
            <text:p>263,85</text:p>
          </table:table-cell>
          <table:table-cell office:value-type="float" office:value="258.64999999999998" table:style-name="ce2">
            <text:p>258,6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93.09" table:style-name="ce2">
            <text:p>193,09</text:p>
          </table:table-cell>
          <table:table-cell office:value-type="float" office:value="193.25" table:style-name="ce2">
            <text:p>193,25</text:p>
          </table:table-cell>
          <table:table-cell office:value-type="float" office:value="265.11" table:style-name="ce2">
            <text:p>265,11</text:p>
          </table:table-cell>
          <table:table-cell office:value-type="float" office:value="253.51000000000002" table:style-name="ce2">
            <text:p>253,51</text:p>
          </table:table-cell>
          <table:table-cell office:value-type="float" office:value="302.95999999999998" table:style-name="ce2">
            <text:p>302,96</text:p>
          </table:table-cell>
          <table:table-cell office:value-type="float" office:value="283.95" table:style-name="ce2">
            <text:p>283,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213.57" table:style-name="ce2">
            <text:p>213,57</text:p>
          </table:table-cell>
          <table:table-cell office:value-type="float" office:value="220.32" table:style-name="ce2">
            <text:p>220,32</text:p>
          </table:table-cell>
          <table:table-cell office:value-type="float" office:value="260.56" table:style-name="ce2">
            <text:p>260,56</text:p>
          </table:table-cell>
          <table:table-cell office:value-type="float" office:value="264.02" table:style-name="ce2">
            <text:p>264,02</text:p>
          </table:table-cell>
          <table:table-cell office:value-type="float" office:value="291.74" table:style-name="ce2">
            <text:p>291,74</text:p>
          </table:table-cell>
          <table:table-cell office:value-type="float" office:value="290.39" table:style-name="ce2">
            <text:p>290,3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211.70000000000002" table:style-name="ce2">
            <text:p>211,7</text:p>
          </table:table-cell>
          <table:table-cell office:value-type="float" office:value="217.84" table:style-name="ce2">
            <text:p>217,84</text:p>
          </table:table-cell>
          <table:table-cell office:value-type="float" office:value="261.02" table:style-name="ce2">
            <text:p>261,02</text:p>
          </table:table-cell>
          <table:table-cell office:value-type="float" office:value="262.97000000000003" table:style-name="ce2">
            <text:p>262,97</text:p>
          </table:table-cell>
          <table:table-cell office:value-type="float" office:value="292.12" table:style-name="ce2">
            <text:p>292,12</text:p>
          </table:table-cell>
          <table:table-cell office:value-type="float" office:value="290.17" table:style-name="ce2">
            <text:p>290,1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34.52" table:style-name="ce2">
            <text:p>234,52</text:p>
          </table:table-cell>
          <table:table-cell office:value-type="float" office:value="243.23000000000002" table:style-name="ce2">
            <text:p>243,23</text:p>
          </table:table-cell>
          <table:table-cell office:value-type="float" office:value="283.75" table:style-name="ce2">
            <text:p>283,75</text:p>
          </table:table-cell>
          <table:table-cell office:value-type="float" office:value="292.38" table:style-name="ce2">
            <text:p>292,38</text:p>
          </table:table-cell>
          <table:table-cell office:value-type="float" office:value="305.03000000000003" table:style-name="ce2">
            <text:p>305,03</text:p>
          </table:table-cell>
          <table:table-cell office:value-type="float" office:value="307.95" table:style-name="ce2">
            <text:p>307,9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34.59" table:style-name="ce2">
            <text:p>234,59</text:p>
          </table:table-cell>
          <table:table-cell office:value-type="float" office:value="243.77" table:style-name="ce2">
            <text:p>243,77</text:p>
          </table:table-cell>
          <table:table-cell office:value-type="float" office:value="287.11" table:style-name="ce2">
            <text:p>287,11</text:p>
          </table:table-cell>
          <table:table-cell office:value-type="float" office:value="296.93" table:style-name="ce2">
            <text:p>296,93</text:p>
          </table:table-cell>
          <table:table-cell office:value-type="float" office:value="308.40000000000003" table:style-name="ce2">
            <text:p>308,4</text:p>
          </table:table-cell>
          <table:table-cell office:value-type="float" office:value="311.35000000000002" table:style-name="ce2">
            <text:p>311,35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34.56" table:style-name="ce2">
            <text:p>234,56</text:p>
          </table:table-cell>
          <table:table-cell office:value-type="float" office:value="243.56" table:style-name="ce2">
            <text:p>243,56</text:p>
          </table:table-cell>
          <table:table-cell office:value-type="float" office:value="285.74" table:style-name="ce2">
            <text:p>285,74</text:p>
          </table:table-cell>
          <table:table-cell office:value-type="float" office:value="295.07" table:style-name="ce2">
            <text:p>295,07</text:p>
          </table:table-cell>
          <table:table-cell office:value-type="float" office:value="306.94" table:style-name="ce2">
            <text:p>306,94</text:p>
          </table:table-cell>
          <table:table-cell office:value-type="float" office:value="309.88" table:style-name="ce2">
            <text:p>309,8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34.59" table:style-name="ce2">
            <text:p>234,59</text:p>
          </table:table-cell>
          <table:table-cell office:value-type="float" office:value="243.32" table:style-name="ce2">
            <text:p>243,32</text:p>
          </table:table-cell>
          <table:table-cell office:value-type="float" office:value="283.79000000000002" table:style-name="ce2">
            <text:p>283,79</text:p>
          </table:table-cell>
          <table:table-cell office:value-type="float" office:value="292.45" table:style-name="ce2">
            <text:p>292,45</text:p>
          </table:table-cell>
          <table:table-cell office:value-type="float" office:value="305.03000000000003" table:style-name="ce2">
            <text:p>305,03</text:p>
          </table:table-cell>
          <table:table-cell office:value-type="float" office:value="307.95999999999998" table:style-name="ce2">
            <text:p>307,96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34.82" table:style-name="ce2">
            <text:p>234,82</text:p>
          </table:table-cell>
          <table:table-cell office:value-type="float" office:value="244.02" table:style-name="ce2">
            <text:p>244,02</text:p>
          </table:table-cell>
          <table:table-cell office:value-type="float" office:value="287.42" table:style-name="ce2">
            <text:p>287,42</text:p>
          </table:table-cell>
          <table:table-cell office:value-type="float" office:value="297.31" table:style-name="ce2">
            <text:p>297,31</text:p>
          </table:table-cell>
          <table:table-cell office:value-type="float" office:value="308.61" table:style-name="ce2">
            <text:p>308,61</text:p>
          </table:table-cell>
          <table:table-cell office:value-type="float" office:value="311.61" table:style-name="ce2">
            <text:p>311,61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34.73000000000002" table:style-name="ce2">
            <text:p>234,73</text:p>
          </table:table-cell>
          <table:table-cell office:value-type="float" office:value="243.75" table:style-name="ce2">
            <text:p>243,75</text:p>
          </table:table-cell>
          <table:table-cell office:value-type="float" office:value="285.92" table:style-name="ce2">
            <text:p>285,92</text:p>
          </table:table-cell>
          <table:table-cell office:value-type="float" office:value="295.32" table:style-name="ce2">
            <text:p>295,32</text:p>
          </table:table-cell>
          <table:table-cell office:value-type="float" office:value="307.05" table:style-name="ce2">
            <text:p>307,05</text:p>
          </table:table-cell>
          <table:table-cell office:value-type="float" office:value="310.03000000000003" table:style-name="ce2">
            <text:p>310,0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9.89000000000001" table:style-name="ce2">
            <text:p>189,89</text:p>
          </table:table-cell>
          <table:table-cell office:value-type="float" office:value="201.15" table:style-name="ce2">
            <text:p>201,15</text:p>
          </table:table-cell>
          <table:table-cell office:value-type="float" office:value="240.13" table:style-name="ce2">
            <text:p>240,13</text:p>
          </table:table-cell>
          <table:table-cell office:value-type="float" office:value="241.93" table:style-name="ce2">
            <text:p>241,93</text:p>
          </table:table-cell>
          <table:table-cell office:value-type="float" office:value="242.29" table:style-name="ce2">
            <text:p>242,29</text:p>
          </table:table-cell>
          <table:table-cell office:value-type="float" office:value="246.78" table:style-name="ce2">
            <text:p>246,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2.22" table:style-name="ce2">
            <text:p>182,22</text:p>
          </table:table-cell>
          <table:table-cell office:value-type="float" office:value="196.12" table:style-name="ce2">
            <text:p>196,12</text:p>
          </table:table-cell>
          <table:table-cell office:value-type="float" office:value="231.69" table:style-name="ce2">
            <text:p>231,69</text:p>
          </table:table-cell>
          <table:table-cell office:value-type="float" office:value="236.11" table:style-name="ce2">
            <text:p>236,11</text:p>
          </table:table-cell>
          <table:table-cell office:value-type="float" office:value="245.14000000000001" table:style-name="ce2">
            <text:p>245,14</text:p>
          </table:table-cell>
          <table:table-cell office:value-type="float" office:value="250.69" table:style-name="ce2">
            <text:p>250,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2.44" table:style-name="ce2">
            <text:p>182,44</text:p>
          </table:table-cell>
          <table:table-cell office:value-type="float" office:value="196.26" table:style-name="ce2">
            <text:p>196,26</text:p>
          </table:table-cell>
          <table:table-cell office:value-type="float" office:value="231.91" table:style-name="ce2">
            <text:p>231,91</text:p>
          </table:table-cell>
          <table:table-cell office:value-type="float" office:value="236.26" table:style-name="ce2">
            <text:p>236,26</text:p>
          </table:table-cell>
          <table:table-cell office:value-type="float" office:value="245.03" table:style-name="ce2">
            <text:p>245,03</text:p>
          </table:table-cell>
          <table:table-cell office:value-type="float" office:value="250.54" table:style-name="ce2">
            <text:p>250,5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7.36" table:style-name="ce2">
            <text:p>207,36</text:p>
          </table:table-cell>
          <table:table-cell office:value-type="float" office:value="217.87" table:style-name="ce2">
            <text:p>217,87</text:p>
          </table:table-cell>
          <table:table-cell office:value-type="float" office:value="246.59" table:style-name="ce2">
            <text:p>246,59</text:p>
          </table:table-cell>
          <table:table-cell office:value-type="float" office:value="248.71" table:style-name="ce2">
            <text:p>248,71</text:p>
          </table:table-cell>
          <table:table-cell office:value-type="float" office:value="264.45999999999998" table:style-name="ce2">
            <text:p>264,46</text:p>
          </table:table-cell>
          <table:table-cell office:value-type="float" office:value="259.67" table:style-name="ce2">
            <text:p>259,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1.1" table:style-name="ce2">
            <text:p>201,1</text:p>
          </table:table-cell>
          <table:table-cell office:value-type="float" office:value="213.76" table:style-name="ce2">
            <text:p>213,76</text:p>
          </table:table-cell>
          <table:table-cell office:value-type="float" office:value="245.31" table:style-name="ce2">
            <text:p>245,31</text:p>
          </table:table-cell>
          <table:table-cell office:value-type="float" office:value="248.93" table:style-name="ce2">
            <text:p>248,93</text:p>
          </table:table-cell>
          <table:table-cell office:value-type="float" office:value="258.76" table:style-name="ce2">
            <text:p>258,76</text:p>
          </table:table-cell>
          <table:table-cell office:value-type="float" office:value="259.2" table:style-name="ce2">
            <text:p>259,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2.26" table:style-name="ce2">
            <text:p>202,26</text:p>
          </table:table-cell>
          <table:table-cell office:value-type="float" office:value="214.53" table:style-name="ce2">
            <text:p>214,53</text:p>
          </table:table-cell>
          <table:table-cell office:value-type="float" office:value="245.56" table:style-name="ce2">
            <text:p>245,56</text:p>
          </table:table-cell>
          <table:table-cell office:value-type="float" office:value="248.89000000000001" table:style-name="ce2">
            <text:p>248,89</text:p>
          </table:table-cell>
          <table:table-cell office:value-type="float" office:value="259.94" table:style-name="ce2">
            <text:p>259,94</text:p>
          </table:table-cell>
          <table:table-cell office:value-type="float" office:value="259.3" table:style-name="ce2">
            <text:p>259,3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7.74" table:style-name="ce2">
            <text:p>207,74</text:p>
          </table:table-cell>
          <table:table-cell office:value-type="float" office:value="218.22" table:style-name="ce2">
            <text:p>218,22</text:p>
          </table:table-cell>
          <table:table-cell office:value-type="float" office:value="246.69" table:style-name="ce2">
            <text:p>246,69</text:p>
          </table:table-cell>
          <table:table-cell office:value-type="float" office:value="248.81" table:style-name="ce2">
            <text:p>248,81</text:p>
          </table:table-cell>
          <table:table-cell office:value-type="float" office:value="264.64" table:style-name="ce2">
            <text:p>264,64</text:p>
          </table:table-cell>
          <table:table-cell office:value-type="float" office:value="259.78000000000003" table:style-name="ce2">
            <text:p>259,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4.71" table:style-name="ce2">
            <text:p>204,71</text:p>
          </table:table-cell>
          <table:table-cell office:value-type="float" office:value="217.14000000000001" table:style-name="ce2">
            <text:p>217,14</text:p>
          </table:table-cell>
          <table:table-cell office:value-type="float" office:value="247.36" table:style-name="ce2">
            <text:p>247,36</text:p>
          </table:table-cell>
          <table:table-cell office:value-type="float" office:value="250.87" table:style-name="ce2">
            <text:p>250,87</text:p>
          </table:table-cell>
          <table:table-cell office:value-type="float" office:value="259.51" table:style-name="ce2">
            <text:p>259,51</text:p>
          </table:table-cell>
          <table:table-cell office:value-type="float" office:value="259.67" table:style-name="ce2">
            <text:p>259,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5.35" table:style-name="ce2">
            <text:p>205,35</text:p>
          </table:table-cell>
          <table:table-cell office:value-type="float" office:value="217.37" table:style-name="ce2">
            <text:p>217,37</text:p>
          </table:table-cell>
          <table:table-cell office:value-type="float" office:value="247.22" table:style-name="ce2">
            <text:p>247,22</text:p>
          </table:table-cell>
          <table:table-cell office:value-type="float" office:value="250.41" table:style-name="ce2">
            <text:p>250,41</text:p>
          </table:table-cell>
          <table:table-cell office:value-type="float" office:value="260.61" table:style-name="ce2">
            <text:p>260,61</text:p>
          </table:table-cell>
          <table:table-cell office:value-type="float" office:value="259.69" table:style-name="ce2">
            <text:p>259,6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9.89000000000001" table:style-name="ce2">
            <text:p>189,89</text:p>
          </table:table-cell>
          <table:table-cell office:value-type="float" office:value="201.15" table:style-name="ce2">
            <text:p>201,15</text:p>
          </table:table-cell>
          <table:table-cell office:value-type="float" office:value="240.13" table:style-name="ce2">
            <text:p>240,13</text:p>
          </table:table-cell>
          <table:table-cell office:value-type="float" office:value="241.93" table:style-name="ce2">
            <text:p>241,93</text:p>
          </table:table-cell>
          <table:table-cell office:value-type="float" office:value="242.29" table:style-name="ce2">
            <text:p>242,29</text:p>
          </table:table-cell>
          <table:table-cell office:value-type="float" office:value="246.78" table:style-name="ce2">
            <text:p>246,7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2.22" table:style-name="ce2">
            <text:p>182,22</text:p>
          </table:table-cell>
          <table:table-cell office:value-type="float" office:value="196.12" table:style-name="ce2">
            <text:p>196,12</text:p>
          </table:table-cell>
          <table:table-cell office:value-type="float" office:value="231.69" table:style-name="ce2">
            <text:p>231,69</text:p>
          </table:table-cell>
          <table:table-cell office:value-type="float" office:value="236.11" table:style-name="ce2">
            <text:p>236,11</text:p>
          </table:table-cell>
          <table:table-cell office:value-type="float" office:value="245.31" table:style-name="ce2">
            <text:p>245,31</text:p>
          </table:table-cell>
          <table:table-cell office:value-type="float" office:value="250.84" table:style-name="ce2">
            <text:p>250,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 e Municipal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2.45000000000002" table:style-name="ce2">
            <text:p>182,45</text:p>
          </table:table-cell>
          <table:table-cell office:value-type="float" office:value="196.26" table:style-name="ce2">
            <text:p>196,26</text:p>
          </table:table-cell>
          <table:table-cell office:value-type="float" office:value="231.91" table:style-name="ce2">
            <text:p>231,91</text:p>
          </table:table-cell>
          <table:table-cell office:value-type="float" office:value="236.26" table:style-name="ce2">
            <text:p>236,26</text:p>
          </table:table-cell>
          <table:table-cell office:value-type="float" office:value="245.19" table:style-name="ce2">
            <text:p>245,19</text:p>
          </table:table-cell>
          <table:table-cell office:value-type="float" office:value="250.68" table:style-name="ce2">
            <text:p>250,6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07.47" table:style-name="ce2">
            <text:p>207,47</text:p>
          </table:table-cell>
          <table:table-cell office:value-type="float" office:value="217.98000000000002" table:style-name="ce2">
            <text:p>217,98</text:p>
          </table:table-cell>
          <table:table-cell office:value-type="float" office:value="247.05" table:style-name="ce2">
            <text:p>247,05</text:p>
          </table:table-cell>
          <table:table-cell office:value-type="float" office:value="249.33" table:style-name="ce2">
            <text:p>249,33</text:p>
          </table:table-cell>
          <table:table-cell office:value-type="float" office:value="265.18" table:style-name="ce2">
            <text:p>265,18</text:p>
          </table:table-cell>
          <table:table-cell office:value-type="float" office:value="260.62" table:style-name="ce2">
            <text:p>260,6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1.1" table:style-name="ce2">
            <text:p>201,1</text:p>
          </table:table-cell>
          <table:table-cell office:value-type="float" office:value="213.77" table:style-name="ce2">
            <text:p>213,77</text:p>
          </table:table-cell>
          <table:table-cell office:value-type="float" office:value="245.32" table:style-name="ce2">
            <text:p>245,32</text:p>
          </table:table-cell>
          <table:table-cell office:value-type="float" office:value="248.95000000000002" table:style-name="ce2">
            <text:p>248,95</text:p>
          </table:table-cell>
          <table:table-cell office:value-type="float" office:value="258.89999999999998" table:style-name="ce2">
            <text:p>258,9</text:p>
          </table:table-cell>
          <table:table-cell office:value-type="float" office:value="259.38" table:style-name="ce2">
            <text:p>259,3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 e Municipal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2.29" table:style-name="ce2">
            <text:p>202,29</text:p>
          </table:table-cell>
          <table:table-cell office:value-type="float" office:value="214.55" table:style-name="ce2">
            <text:p>214,55</text:p>
          </table:table-cell>
          <table:table-cell office:value-type="float" office:value="245.67000000000002" table:style-name="ce2">
            <text:p>245,67</text:p>
          </table:table-cell>
          <table:table-cell office:value-type="float" office:value="249.02" table:style-name="ce2">
            <text:p>249,02</text:p>
          </table:table-cell>
          <table:table-cell office:value-type="float" office:value="260.20999999999998" table:style-name="ce2">
            <text:p>260,21</text:p>
          </table:table-cell>
          <table:table-cell office:value-type="float" office:value="259.64" table:style-name="ce2">
            <text:p>259,6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07.84" table:style-name="ce2">
            <text:p>207,84</text:p>
          </table:table-cell>
          <table:table-cell office:value-type="float" office:value="218.34" table:style-name="ce2">
            <text:p>218,34</text:p>
          </table:table-cell>
          <table:table-cell office:value-type="float" office:value="247.15" table:style-name="ce2">
            <text:p>247,15</text:p>
          </table:table-cell>
          <table:table-cell office:value-type="float" office:value="249.44" table:style-name="ce2">
            <text:p>249,44</text:p>
          </table:table-cell>
          <table:table-cell office:value-type="float" office:value="265.36" table:style-name="ce2">
            <text:p>265,36</text:p>
          </table:table-cell>
          <table:table-cell office:value-type="float" office:value="260.74" table:style-name="ce2">
            <text:p>260,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4.72" table:style-name="ce2">
            <text:p>204,72</text:p>
          </table:table-cell>
          <table:table-cell office:value-type="float" office:value="217.15" table:style-name="ce2">
            <text:p>217,15</text:p>
          </table:table-cell>
          <table:table-cell office:value-type="float" office:value="247.38" table:style-name="ce2">
            <text:p>247,38</text:p>
          </table:table-cell>
          <table:table-cell office:value-type="float" office:value="250.88" table:style-name="ce2">
            <text:p>250,88</text:p>
          </table:table-cell>
          <table:table-cell office:value-type="float" office:value="259.64999999999998" table:style-name="ce2">
            <text:p>259,65</text:p>
          </table:table-cell>
          <table:table-cell office:value-type="float" office:value="259.84000000000003" table:style-name="ce2">
            <text:p>259,8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 e Municipal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05.38" table:style-name="ce2">
            <text:p>205,38</text:p>
          </table:table-cell>
          <table:table-cell office:value-type="float" office:value="217.4" table:style-name="ce2">
            <text:p>217,4</text:p>
          </table:table-cell>
          <table:table-cell office:value-type="float" office:value="247.33" table:style-name="ce2">
            <text:p>247,33</text:p>
          </table:table-cell>
          <table:table-cell office:value-type="float" office:value="250.57" table:style-name="ce2">
            <text:p>250,57</text:p>
          </table:table-cell>
          <table:table-cell office:value-type="float" office:value="260.88" table:style-name="ce2">
            <text:p>260,88</text:p>
          </table:table-cell>
          <table:table-cell office:value-type="float" office:value="260.04000000000002" table:style-name="ce2">
            <text:p>260,0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Capital</text:p>
          </table:table-cell>
          <table:table-cell office:value-type="float" office:value="189.99" table:style-name="ce2">
            <text:p>189,99</text:p>
          </table:table-cell>
          <table:table-cell office:value-type="float" office:value="200.89000000000001" table:style-name="ce2">
            <text:p>200,89</text:p>
          </table:table-cell>
          <table:table-cell office:value-type="float" office:value="241.22" table:style-name="ce2">
            <text:p>241,22</text:p>
          </table:table-cell>
          <table:table-cell office:value-type="float" office:value="242.43" table:style-name="ce2">
            <text:p>242,43</text:p>
          </table:table-cell>
          <table:table-cell office:value-type="float" office:value="243.78" table:style-name="ce2">
            <text:p>243,78</text:p>
          </table:table-cell>
          <table:table-cell office:value-type="float" office:value="247.70000000000002" table:style-name="ce2">
            <text:p>247,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Interior</text:p>
          </table:table-cell>
          <table:table-cell office:value-type="float" office:value="182.53" table:style-name="ce2">
            <text:p>182,53</text:p>
          </table:table-cell>
          <table:table-cell office:value-type="float" office:value="196.35" table:style-name="ce2">
            <text:p>196,35</text:p>
          </table:table-cell>
          <table:table-cell office:value-type="float" office:value="232.01" table:style-name="ce2">
            <text:p>232,01</text:p>
          </table:table-cell>
          <table:table-cell office:value-type="float" office:value="236.41" table:style-name="ce2">
            <text:p>236,41</text:p>
          </table:table-cell>
          <table:table-cell office:value-type="float" office:value="246.63" table:style-name="ce2">
            <text:p>246,63</text:p>
          </table:table-cell>
          <table:table-cell office:value-type="float" office:value="251.97" table:style-name="ce2">
            <text:p>251,9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Rural</text:p>
          </table:table-cell>
          <table:table-cell office:value-type="string" table:style-name="ce2">
            <text:p>Total</text:p>
          </table:table-cell>
          <table:table-cell office:value-type="float" office:value="182.75" table:style-name="ce2">
            <text:p>182,75</text:p>
          </table:table-cell>
          <table:table-cell office:value-type="float" office:value="196.49" table:style-name="ce2">
            <text:p>196,49</text:p>
          </table:table-cell>
          <table:table-cell office:value-type="float" office:value="232.26" table:style-name="ce2">
            <text:p>232,26</text:p>
          </table:table-cell>
          <table:table-cell office:value-type="float" office:value="236.58" table:style-name="ce2">
            <text:p>236,58</text:p>
          </table:table-cell>
          <table:table-cell office:value-type="float" office:value="246.52" table:style-name="ce2">
            <text:p>246,52</text:p>
          </table:table-cell>
          <table:table-cell office:value-type="float" office:value="251.8" table:style-name="ce2">
            <text:p>251,8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Capital</text:p>
          </table:table-cell>
          <table:table-cell office:value-type="float" office:value="215.25" table:style-name="ce2">
            <text:p>215,25</text:p>
          </table:table-cell>
          <table:table-cell office:value-type="float" office:value="225.25" table:style-name="ce2">
            <text:p>225,25</text:p>
          </table:table-cell>
          <table:table-cell office:value-type="float" office:value="256.57" table:style-name="ce2">
            <text:p>256,57</text:p>
          </table:table-cell>
          <table:table-cell office:value-type="float" office:value="260.5" table:style-name="ce2">
            <text:p>260,5</text:p>
          </table:table-cell>
          <table:table-cell office:value-type="float" office:value="275.63" table:style-name="ce2">
            <text:p>275,63</text:p>
          </table:table-cell>
          <table:table-cell office:value-type="float" office:value="273.04000000000002" table:style-name="ce2">
            <text:p>273,0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Interior</text:p>
          </table:table-cell>
          <table:table-cell office:value-type="float" office:value="205.43" table:style-name="ce2">
            <text:p>205,43</text:p>
          </table:table-cell>
          <table:table-cell office:value-type="float" office:value="217.64000000000001" table:style-name="ce2">
            <text:p>217,64</text:p>
          </table:table-cell>
          <table:table-cell office:value-type="float" office:value="250.02" table:style-name="ce2">
            <text:p>250,02</text:p>
          </table:table-cell>
          <table:table-cell office:value-type="float" office:value="254.34" table:style-name="ce2">
            <text:p>254,34</text:p>
          </table:table-cell>
          <table:table-cell office:value-type="float" office:value="264.34000000000003" table:style-name="ce2">
            <text:p>264,34</text:p>
          </table:table-cell>
          <table:table-cell office:value-type="float" office:value="265.09000000000003" table:style-name="ce2">
            <text:p>265,09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Total</text:p>
          </table:table-cell>
          <table:table-cell office:value-type="float" office:value="207.57" table:style-name="ce2">
            <text:p>207,57</text:p>
          </table:table-cell>
          <table:table-cell office:value-type="float" office:value="219.3" table:style-name="ce2">
            <text:p>219,3</text:p>
          </table:table-cell>
          <table:table-cell office:value-type="float" office:value="251.53" table:style-name="ce2">
            <text:p>251,53</text:p>
          </table:table-cell>
          <table:table-cell office:value-type="float" office:value="255.76000000000002" table:style-name="ce2">
            <text:p>255,76</text:p>
          </table:table-cell>
          <table:table-cell office:value-type="float" office:value="267.06" table:style-name="ce2">
            <text:p>267,06</text:p>
          </table:table-cell>
          <table:table-cell office:value-type="float" office:value="267" table:style-name="ce2">
            <text:p>267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Capital</text:p>
          </table:table-cell>
          <table:table-cell office:value-type="float" office:value="215.64000000000001" table:style-name="ce2">
            <text:p>215,64</text:p>
          </table:table-cell>
          <table:table-cell office:value-type="float" office:value="225.62" table:style-name="ce2">
            <text:p>225,62</text:p>
          </table:table-cell>
          <table:table-cell office:value-type="float" office:value="256.75" table:style-name="ce2">
            <text:p>256,75</text:p>
          </table:table-cell>
          <table:table-cell office:value-type="float" office:value="260.7" table:style-name="ce2">
            <text:p>260,7</text:p>
          </table:table-cell>
          <table:table-cell office:value-type="float" office:value="275.83" table:style-name="ce2">
            <text:p>275,83</text:p>
          </table:table-cell>
          <table:table-cell office:value-type="float" office:value="273.2" table:style-name="ce2">
            <text:p>273,2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Interior</text:p>
          </table:table-cell>
          <table:table-cell office:value-type="float" office:value="209.20000000000002" table:style-name="ce2">
            <text:p>209,2</text:p>
          </table:table-cell>
          <table:table-cell office:value-type="float" office:value="221.15" table:style-name="ce2">
            <text:p>221,15</text:p>
          </table:table-cell>
          <table:table-cell office:value-type="float" office:value="252.42000000000002" table:style-name="ce2">
            <text:p>252,42</text:p>
          </table:table-cell>
          <table:table-cell office:value-type="float" office:value="256.73" table:style-name="ce2">
            <text:p>256,73</text:p>
          </table:table-cell>
          <table:table-cell office:value-type="float" office:value="265.23" table:style-name="ce2">
            <text:p>265,23</text:p>
          </table:table-cell>
          <table:table-cell office:value-type="float" office:value="265.74" table:style-name="ce2">
            <text:p>265,74</text:p>
          </table:table-cell>
          <table:table-cell table:number-columns-repeated="16375"/>
        </table:table-row>
        <table:table-row table:style-name="ro2">
          <table:table-cell office:value-type="string" table:style-name="ce2">
            <text:p>Total - Federal, Estadual, Municipal e Privada</text:p>
          </table:table-cell>
          <table:table-cell office:value-type="string" table:style-name="ce2">
            <text:p>Urbana</text:p>
          </table:table-cell>
          <table:table-cell office:value-type="string" table:style-name="ce2">
            <text:p>Total</text:p>
          </table:table-cell>
          <table:table-cell office:value-type="float" office:value="210.76" table:style-name="ce2">
            <text:p>210,76</text:p>
          </table:table-cell>
          <table:table-cell office:value-type="float" office:value="222.23000000000002" table:style-name="ce2">
            <text:p>222,23</text:p>
          </table:table-cell>
          <table:table-cell office:value-type="float" office:value="253.5" table:style-name="ce2">
            <text:p>253,5</text:p>
          </table:table-cell>
          <table:table-cell office:value-type="float" office:value="257.73" table:style-name="ce2">
            <text:p>257,73</text:p>
          </table:table-cell>
          <table:table-cell office:value-type="float" office:value="267.87" table:style-name="ce2">
            <text:p>267,87</text:p>
          </table:table-cell>
          <table:table-cell office:value-type="float" office:value="267.60000000000002" table:style-name="ce2">
            <text:p>267,6</text:p>
          </table:table-cell>
          <table:table-cell table:number-columns-repeated="16375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runo Alves Pinheiro de Sousa</meta:initial-creator>
    <dc:creator>Laene Ascenso Lustosa</dc:creator>
    <meta:creation-date>2016-11-17T16:09:09Z</meta:creation-date>
    <dc:date>2017-12-29T17:10:34Z</dc:date>
  </office:meta>
</office:document-meta>
</file>